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2"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6pt" style:font-size-asian="6pt" style:font-size-complex="6pt"/>
    </style:style>
    <style:style style:name="T1" style:family="text">
      <style:text-properties style:text-position="super 58%"/>
    </style:style>
    <style:style style:name="T2" style:family="text">
      <style:text-properties officeooo:rsid="00051495"/>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01. Exemples de dénombrement</text:p>
      <text:p text:style-name="P1">Parties (braille, rates), k-uplets (menus, plaque, Queneau, Enigma), arrangements (mario kart, asso sport, enigma, pt fixe de permutation, mélange de cartes), combinaisons (développer <draw:frame draw:style-name="fr1" draw:name="Objet12" text:anchor-type="as-char" svg:width="1.464cm" svg:height="0.543cm" draw:z-index="3"><draw:object xlink:href="./Object 12" xlink:type="simple" xlink:show="embed" xlink:actuate="onLoad"/><draw:image xlink:href="./ObjectReplacements/Object 12" xlink:type="simple" xlink:show="embed" xlink:actuate="onLoad"/></draw:frame><text:s/>, tintements, anagrammes ANANAS, droites pour former triangles)+ algos. </text:p>
      <text:p text:style-name="P2"/>
      <text:p text:style-name="P1"><text:tab/>02. Expérience aléatoire, probabilité, probabilité conditionnelle</text:p>
      <text:p text:style-name="P1">Vocabulaire, Probabilités, Ensembles, Proba conditionnelles, exp. à deux épreuves, Applications</text:p>
      <text:p text:style-name="P1">Monty Hall, aniversaires, couples à deux enfants, lewis carroll, faux positifs, Dés, procureur</text:p>
      <text:p text:style-name="P2"/>
      <text:p text:style-name="P1"><text:tab/>03. VAR discrètes</text:p>
      <text:p text:style-name="P1">Intro aux VA (def, E, V + pptés), Majoration de l'écart à la moyenne (BT, Concentration, LDGN), Exemples de VA discrètes (uniforme, Bernoulli, binomiale, géométrique, Poisson + exemple), Applications (aviation, fléchette, majoration écart + prise de recul)</text:p>
      <text:p text:style-name="P2"/>
      <text:p text:style-name="P1"><text:tab/>04. VAR à densité</text:p>
      <text:p text:style-name="P1">Intro (densité,répartition,E,V,pptés), Majoration de l'écart à la moyenne (BT, Concentration, LDGN), Exemples de VA à densité (uniforme, expo + exemple, normale + approx binomiale + exemple + TCL, monté carlo) </text:p>
      <text:p text:style-name="P2"/>
      <text:p text:style-name="P1"><text:tab/>05. Stats à une et deux variables, représentation, analyse de données</text:p>
      <text:p text:style-name="P1">Vocabulaire, Indicateurs, représentations, stats à 2 variables + températures,planètes,pilote</text:p>
      <text:p text:style-name="P2"/>
      <text:p text:style-name="P1"><text:tab/>06. Multiples et diviseurs dans <draw:frame draw:style-name="fr1" draw:name="Objet1" text:anchor-type="as-char" svg:width="0.527cm" svg:height="0.423cm" draw:z-index="0"><draw:object xlink:href="./Object 1" xlink:type="simple" xlink:show="embed" xlink:actuate="onLoad"/><draw:image xlink:href="./ObjectReplacements/Object 1" xlink:type="simple" xlink:show="embed" xlink:actuate="onLoad"/></draw:frame>, nombres premiers</text:p>
      <text:p text:style-name="P1">Multiples et diviseurs (somme de r entiers consécutifs multiple de r), PGCD et PPCM, Nombres premiers, Décomposition en facteurs premiers, Application (suite de nombres composés, Vigenère)</text:p>
      <text:p text:style-name="P2"/>
      <text:p text:style-name="P1"><text:tab/>07. PGCD dans<draw:frame draw:style-name="fr1" draw:name="Objet2" text:anchor-type="as-char" svg:width="0.556cm" svg:height="0.423cm" draw:z-index="9"><draw:object xlink:href="./Object 2" xlink:type="simple" xlink:show="embed" xlink:actuate="onLoad"/><draw:image xlink:href="./ObjectReplacements/Object 2" xlink:type="simple" xlink:show="embed" xlink:actuate="onLoad"/></draw:frame><text:tab/></text:p>
      <text:p text:style-name="P1">Divisibilité, PGCD et PPCM, Propriété du PGCD, Applications</text:p>
      <text:p text:style-name="P2"/>
      <text:p text:style-name="P1"><text:tab/>08. Congruences dans<draw:frame draw:style-name="fr1" draw:name="Objet3" text:anchor-type="as-char" svg:width="0.556cm" svg:height="0.423cm" draw:z-index="1"><draw:object xlink:href="./Object 3" xlink:type="simple" xlink:show="embed" xlink:actuate="onLoad"/><draw:image xlink:href="./ObjectReplacements/Object 3" xlink:type="simple" xlink:show="embed" xlink:actuate="onLoad"/></draw:frame></text:p>
      <text:p text:style-name="P1">Divisibilité, Congruences+exo récap (nb entier et son carré tjs même parité, casting out 9s, triplet pytha et multiple de 5, somme de n entiers est multiple de n) +code barre+RIB, Théorèmes et applications(bézout, gauss, petit fermat, RSA, restes chinois+un exo)</text:p>
      <text:p text:style-name="P2"/>
      <text:p text:style-name="P1"><text:tab/>09. Différentes écritures d'un nombre complexe</text:p>
      <text:p text:style-name="P1">Intro historique et équation, forme algébrique, forme trigo, forme expo + Moivre, Euler(s), linéariser, retrouver formules cos et sin, racines cinquièmes</text:p>
      <text:p text:style-name="P2"/>
      <text:p text:style-name="P1"><text:tab/>10. Utilisation des nombres complexes en géométrie</text:p>
      <text:p text:style-name="P1">Interprétation géométrique (rappels def module, argument ; Vecteurs ; Mesure d'un angle orienté ; Module et argument), Racines n-ièmes de l'unité (+ racines n-ième d'un complexe), transformation (exo f point fixe, exos quadrilatère avec des triangles rectangles isocèles) </text:p>
      <text:p text:style-name="P2"/>
      <text:p text:style-name="P1"><text:tab/>11. Trigonométrie</text:p>
      <text:p text:style-name="P1">Trigo au collège, intro fonctions trigo, étude fonction trigo, nombres complexe, application (pentagone, loi sinus, héron, eartosthène, rayon avec tour, parallaxe, avion AH)</text:p>
      <text:p text:style-name="P2"/>
      <text:p text:style-name="P1"><text:tab/>12. Repérage dans le plan, sur la sphère, dans l'espace</text:p>
      <text:p text:style-name="P1">Dans le plan(cartésiennes : déf, produit scalaire, éq° de droite, vecteur normal, directeur ; polaires:formules, nombres complexes, pentagone régulier), dans l'espace(éq° de plan, point d'intersection), sur la sphère(def, points antipodaux, énigmes des 100km, trajet avion)</text:p>
      <text:p text:style-name="P2"/>
      <text:p text:style-name="P1"><text:tab/>13. Droites et plans de l'espace</text:p>
      <text:p text:style-name="P1">Représentations paramétriques, équation cartésiennes de plans, intersections (avec projetés orthogonaux)<text:tab/></text:p>
      <text:p text:style-name="P1">Dessiner intersections au tableau</text:p>
      <text:p text:style-name="P2"/>
      <text:p text:style-name="P1"><text:tab/>14. Transformations du plan, frises et pavages</text:p>
      <text:p text:style-name="P1">I. Transfo au collège</text:p>
      <text:p text:style-name="P1"><text:tab/>def d'une transfo et image d'une figure(=images de chacun des points), </text:p>
      <text:p text:style-name="P1"><text:tab/>symax, translation, rotation, symcentre, homothétie (def, remarque et méthode pour construire A')</text:p>
      <text:p text:style-name="P1"><text:tab/>propriétés des transfo (conservations), <text:s/>TP pour obtenir une sym centre à partir de deux symax, effets des homothéties sur les aires et volumes</text:p>
      <text:p text:style-name="P1"><text:soft-page-break/><text:tab/>Thalès + hauteur du collège</text:p>
      <text:p text:style-name="P1">II. frises et pavage</text:p>
      <text:p text:style-name="P1"><text:tab/>programmer une frise sur scratch avec des triangles équi</text:p>
      <text:p text:style-name="P1"><text:tab/>repérer les transfo dans une frise donnée</text:p>
      <text:p text:style-name="P1"><text:tab/>pavage et polygones réguliers (avec triangles sur scratch)</text:p>
      <text:p text:style-name="P1"><text:tab/>repérer des transfo dans un pavage donné</text:p>
      <text:p text:style-name="P1"><text:tab/>création d'un pavage à partir de parallélogramme</text:p>
      <text:p text:style-name="P1">III. transfo au lycée (vecteurs, complexes+python+exos du quadrilatère et des triangles rectangles isocèle à l'extérieur, f complexe avec point fixe)</text:p>
      <text:p text:style-name="P1">Conclusion : Marjorie Rice, Penrose, The Hat</text:p>
      <text:p text:style-name="P2"/>
      <text:p text:style-name="P1"><text:tab/>15. Relations métriques en angulaires dans le triangle</text:p>
      <text:p text:style-name="P1">Somme des angles, inégalité triangulaire, Pythagore, réciproque, trigo, lycée (al Kashi, aire, héron), euler, rayon terre+parallaxe</text:p>
      <text:p text:style-name="P2"/>
      <text:p text:style-name="P1"><text:tab/>16. Solides de l'espace, représentations et calculs de volumes</text:p>
      <text:p text:style-name="P1">Présentations de solides (prismes, cylindres, pyramides, cônes, sphère et boule, avec formules de volumes), Représentation (persp. cav, patrons), Applications (cône rempli au 2/3. fourmi sur cube, <text:s/>pyramides louvre et Khéops, solides de Platon)</text:p>
      <text:p text:style-name="P2"/>
      <text:p text:style-name="P1"><text:tab/>17. Pérmiètres, aires, volumes</text:p>
      <text:p text:style-name="P1">Périmètres et aires au collège (notions de périmètres et aires, formules), Volume au collège (notions de volume, formules), Agrandissements réductions (aires, volumes, homothéties), Formules d'aires dans le triangle (csq de la loi des sinus, formule de Héron), Intégrales, Applications (retrouver aire disque, Démo Pytha, Von Koch, Volume boule, cône contre intuitif, Sierpinski, éq° degré 3, Volume pyra, fléchettes).</text:p>
      <text:p text:style-name="P2"/>
      <text:p text:style-name="P1"><text:tab/>18. Exemples de résolution de problèmes de géométrie plane à l'aide de vecteurs</text:p>
      <text:p text:style-name="P1">Translation collège (tracer image, vérifier), Chasles (Varignon, pb sesamaths 2de p.157), coordonnées (même pb, représentation et éq° de droite grâce à un vecteur directeur, DGBH parallélogramme ?, chocolat), Produit scalaire (caractérisation cercles, al-kashi, éq° de droite avec vecteur normal, distance d'un point à une droite, droite d'Euler, angles sesamath), Conclusion 3D (distance point-plan, trajet avion)</text:p>
      <text:p text:style-name="P2"/>
      <text:p text:style-name="P1"><text:tab/>19. Produit scalaire dans le plan</text:p>
      <text:p text:style-name="P1">Idée générale, définition et conséquences, propriétés, application (voir leçon 18)</text:p>
      <text:p text:style-name="P2"/>
      <text:p text:style-name="P1"><text:tab/>20. Applications de la notion de proportionnalité à la géométrie</text:p>
      <text:p text:style-name="P1">Intro à la proportionnalité (déf, tableau, graphique, disque avec era., avion, lim sinx/x), Figures semblables (agrand. réduc., homothéties, thalès, réciproque, aires et volumes), Vecteurs (applications tirées de la leçon 18), Représentations paramétriques</text:p>
      <text:p text:style-name="P2"/>
      <text:p text:style-name="P1"><text:tab/>21. Problèmes de constructions géométriques</text:p>
      <text:p text:style-name="P1">Plan : problèmes par niveau.</text:p>
      <text:p text:style-name="P1">6 : construire un triangle dont on donne 3 infos, énigme symax., énigme médiatrices</text:p>
      <text:p text:style-name="P1">5 : énigme symcentr. , M milieu d'un segment dans angle grâce aux parallélogrammes</text:p>
      <text:p text:style-name="P1">4 : construire un translaté , tarif cinéma.</text:p>
      <text:p text:style-name="P1">3: construire image homothétie, un carré 5 fois plus petit, pavage triangle équilatéraux sur scratch, Courbe de fonction avec massif de fleurs, construire ab, a/b et partager un segment en 7 parts égales</text:p>
      <text:p text:style-name="P1">2 : moyenne géométrique (carré de même aire grâce à la courbe de x²).</text:p>
      <text:p text:style-name="P1">1re : points M tq <draw:frame draw:style-name="fr1" draw:name="Objet4" text:anchor-type="as-char" svg:width="2.284cm" svg:height="0.527cm" draw:z-index="2"><draw:object xlink:href="./Object 4" xlink:type="simple" xlink:show="embed" xlink:actuate="onLoad"/><draw:image xlink:href="./ObjectReplacements/Object 4" xlink:type="simple" xlink:show="embed" xlink:actuate="onLoad"/></draw:frame>, poly regulier à 24 côtés, Machin.</text:p>
      <text:p text:style-name="P1">Tle : pentagone régulier</text:p>
      <text:p text:style-name="P1">conclusion : C'est bien d'avoir une représentation mentale, problèmes impossibles</text:p>
      <text:p text:style-name="P2"/>
      <text:p text:style-name="P1"><text:tab/>22. Exemples de problèmes d'alignement, de parallélisme</text:p>
      <text:p text:style-name="P1">Problèmes utilisant le parallélisme (Ertosthène, Thalès et barres éclairées, parallaxe, plans parallèles), Déterminer s'il y a parallélisme (tables à repasser, GBHD, parallélisme de plan avec point variable), Points alignés (méthodes, exo type avec les deux triangles équilatéraux et un carré, application 1 sesamaths, application 2 sesamaths, droite d'Euler, une constante sesamaths, illusion du chocolat)</text:p>
      <text:p text:style-name="P2"/>
      <text:p text:style-name="P1"><text:tab/>23. Problèmes d'intersection en géométrie</text:p>
      <text:p text:style-name="P1"><text:soft-page-break/>Propriétés mathématiques (parallélogrammes : déterminer la nature, point dans angle, retrouver le point d'intersection de deux droites ; une constante, droite d'Euler ; Boulogne ; volume pyramide), Coordonnées (résoudre inéquation, résoudre système, parabolotrice, approcher valeur avec Newton, cercles tangents, intersection cercle hyperbole, intersections de droites (/plans), distance point-plan, application, distance point droite)</text:p>
      <text:p text:style-name="P2"/>
      <text:p text:style-name="P1"><text:tab/>24 . Pourcentages et taux d'évolution</text:p>
      <text:p text:style-name="P1">Exprimer un pourcentage (proportion sur 100, exos de comparaison), Calculer un % d'un nombre (propriété, Simpson, % de %), Évolutions (CM, taux (successif, moyen, réciproque), plein d'exo type 3e), Application (intérêts simples/composés, cycliste, expo).</text:p>
      <text:p text:style-name="P2"/>
      <text:p text:style-name="P1"><text:tab/>25. Problèmes conduisant à une modélisation par des équations ou inéquations</text:p>
      <text:p text:style-name="P1">Premier degré (lac, années, impossible, inéq° cinéma, problème tour et rayon de la terre), deuxième degré (produit nul, opti carton, inéq° baignade, rectangle d'aire et périm k, complexes et cos (2pi/5)), Autre (degré 3 bille dans cylindre, bi-carré, système distance plan-point, ln et binomiale, équation diff et vecteur sous jacent constant, diophantienne auberge, congruence et restes chinois, 2n inconnues et cible)</text:p>
      <text:p text:style-name="P2"/>
      <text:p text:style-name="P1"><text:tab/>26. Problèmes conduisant à une modélisation par des graphes, par des matrices</text:p>
      <text:p text:style-name="P1">Matrices (équation deux inconnues, équation 4 inconnues : tortues, transfo du plan, transofr d'une image, étude de population), Graphes (Ponts de Königsberg, moins d'amis, criminels, Dijkstra), Graphes et matrices (nombre de chemins de longueur 5, matrice d'état, pagerank)</text:p>
      <text:p text:style-name="P2"/>
      <text:p text:style-name="P1"><text:tab/>27. Fonctions polynomes du second degré. Équations et inéquations du second degré</text:p>
      <text:p text:style-name="P1">Définition et étude de ax²+bx+c (définition : poly, poly du 2<text:span text:style-name="T1">nd</text:span> <text:s/>; étude : parabole, symétrie, limites, convexité, forme canonique), Équation ax²+bx+c, Problèmes (voir leçon 25).</text:p>
      <text:p text:style-name="P2"/>
      <text:p text:style-name="P1"><text:tab/>28. Suites numériques, limites</text:p>
      <text:p text:style-name="P1">Généralités (déf, explicite/récurrence), Sens de variations (nuage de points, def croissante/décroissante, méthode, ppté récurrence, maj/min), Limites (notation, def, def, comparaison, gendarmes, croissance monotone, opérations), Applications (Newton ou Héron, Euler banque, Archimède, Page rank)</text:p>
      <text:p text:style-name="P2"/>
      <text:p text:style-name="P1"><text:tab/>29. Suite définies par récurrence un+1=f(un)</text:p>
      <text:p text:style-name="P1">Généralités (def suites, croissante, décroissante, ppté si f croissante), Suites particulières (arithm, géom, ari-géo), Applications (Sissa, tour de France, max plante, Newton ou Héron, Euler, Page rank ou population)</text:p>
      <text:p text:style-name="P2"/>
      <text:p text:style-name="P1"><text:tab/>30. Détermination de limites de fonctions réelles de variable réelle</text:p>
      <text:p text:style-name="P1">Limites d'une fonction (en +-inf (lim = +- inf : def, exemples, fonctions de ref ; lim = a : idem, asymptotes, attention)</text:p>
      <text:p text:style-name="P1">en a (idem, fonction continue, attention)) ; Opérations sur les limites ; Comparaison (généralités, fonctions de ref, méthode pour lever une indéterminée) ; Applications</text:p>
      <text:p text:style-name="P2"/>
      <text:p text:style-name="P1"><text:tab/>31. TVI</text:p>
      <text:p text:style-name="P1">Principe (théorème, idem avec limite et intervalle ouvert, illustraction, corollaire), Méthode algorithmiques (dichotomie, balayage + caviats, newtons + caviats, sécante + caviats), Applications (3 exos hyperbole + randonnée, <text:s/>table, point fixe)</text:p>
      <text:p text:style-name="P2"/>
      <text:p text:style-name="P1"><text:tab/>32. Nombre dérivé, fonctions dérivée</text:p>
      <text:p text:style-name="P1">Nombre dérivé (def taux d'accroissement, def dérivable en a et nb dérivé en a, fonctions non dérivables en a), Tangentes (def, équation), Fonctions dérivées (def, fonction usuelles, opérations, composée), Variations et extremum, Applications (baignade, carton, TP déclic, carré maximise aire, dérivée seconde et racines, espérence loi géom)</text:p>
      <text:p text:style-name="P2"/>
      <text:p text:style-name="P1"><text:tab/>33. Fonctions exponentielles</text:p>
      <text:p text:style-name="P1">La fonction expo (def et pptés immédiates), Le nombre e (def et pertinence, suite géom cas continu), Étude de la fonction exp (variations, dérivées), Les fonctions expo (def, mêmes propriétés, équadiff), Expo complexe (origine, racine de l'unité, Moivre), Application (évolution continue, Approcher e par Euler, Approcher e par Taylor, pb de Leibniz, pentagone régulier, fléchettes)</text:p>
      <text:p text:style-name="P2"/>
      <text:p text:style-name="P1"><text:tab/>34. Fonctions logarithmes</text:p>
      <text:p text:style-name="P1">Intro Napier, Def et pptés, Pptés algébriques, Étude de ln (dérivées, lim, croissantes et concave, croissances comparées), D'autres fonctions logarithmes (Rq, Def, Ppté, Briggs), Application (pptés algébriques, inéquation et <text:soft-page-break/>binomiale, dB, datation carbonne 14, Brouncker, fractales)</text:p>
      <text:p text:style-name="P2"/>
      <text:p text:style-name="P1"><text:tab/>35. Fonctions convexes</text:p>
      <text:p text:style-name="P1">Def (cv et cc avec segment au-dessus de courbe ; ppté au-dessus des tangentes ; pt d'inflexion ; inégalité des trois pentes) ; Lien avec les dérivées (f', f'', pt d'inflexion) ; Autre caractérisation (milieu d'un segment, tout point d'un segment) ; Applications (parabolotrice, étude de courbe f f' f'', étude de fonction, point d'inflexion par balayage, moyennes ari et géo, méthode des sécantes)</text:p>
      <text:p text:style-name="P2"/>
      <text:p text:style-name="P1"><text:tab/>36. Primitives, équations différentielles</text:p>
      <text:p text:style-name="P1">Intro aux primitives (def, 3pptés), Formulaires, Équadiff (intro, y'=ay, y'=ay+f, forme prédéfinie), Applications (Parité, modélisation mvt, Leibniz, Euler, Chariot, second ordre)</text:p>
      <text:p text:style-name="P2"/>
      <text:p text:style-name="P1"><text:tab/>37. Intégrales, primitives</text:p>
      <text:p text:style-name="P1">Intro aux primitives (def, 3pptés), Formulaires, Intro aux intégrales (ua, def, formule primitive), Quelques résultats (linéarité, Chasles, positivité, parité, IPP, valeur moyenne), Applications (Aire trapèze, calculs d'intégrales, demi-disque, volume pyra, irrationnalité de e, loi expo, E et V d'une normale)</text:p>
      <text:p text:style-name="P2"/>
      <text:p text:style-name="P1"><text:tab/>38. Exemples de calcul d'intégrales (méthodes exactes, méthodes approchées)</text:p>
      <text:p text:style-name="P1">Méthodes exactes (aires de figures, parité, primitives, linéarité, Chasles, IPP), Méthodes approchées (Rectangles, trapèzes, milieux, monte-carlo), Applications de la 37 (+primitive de ln, approx pi comme aire disque)</text:p>
      <text:p text:style-name="P2"/>
      <text:p text:style-name="P1"><text:tab/>39. Exemples de résolution d'équations (méthodes exactes, méthodes approchées)</text:p>
      <text:p text:style-name="P1">Remarque (signification du =, analyse-synthèse), Méthodes exactes (on peut faire le même calcul des deux côtés du =, linéaires degré 1, systèmes (substitution, combinaison linéaire, matrice), degré 2 (produit nul, x²=a, cas général), autres (facto évident, bi-carrée, chngmt de variable), diophantienne, équadiff), Méthodes approchées (dichotomie et TVI, Sécante, Newton, Euler)</text:p>
      <text:p text:style-name="P2"/>
      <text:p text:style-name="P1"><text:tab/>40. Exemples de modèles d'évolution</text:p>
      <text:p text:style-name="P1">Intro, Suites (ari scooters, géo banque-cycliste-bactéries, ari-géo ppté-plante), Fonctions (bactéries, gaz), Matrices (mouches-fibo-rumeurs), équadiff (prédateur), Conclusions (vitesse d'évolution)</text:p>
      <text:p text:style-name="P2"/>
      <text:p text:style-name="P1"><text:tab/>41. Problèmes dont la résolution fait intervenir un algorithme</text:p>
      <text:p text:style-name="P1">lièvre tortue ; syracuse ; spectateur distrait ; nombre de parties ; Archimède et approx de pi ; Approx de sqrt a par Newton ; Euler et primitive de 1/(x²+1) ; Approx intégrales ; Dijkstra ; cible</text:p>
      <text:p text:style-name="P2"/>
      <text:p text:style-name="P1"><text:tab/>42. Différents type de raisonnement en mathématiques</text:p>
      <text:p text:style-name="P1">Déduction (droites ortho à la même), Induction (maison allumettes, 9 ou 10 avec 3 dés), contre exemple (quadrilatère et diag ortho, Suite bornée non convergente, <draw:frame draw:style-name="fr1" draw:name="Objet6" text:anchor-type="as-char" svg:width="1.916cm" svg:height="0.527cm" draw:z-index="4"><draw:object xlink:href="./Object 6" xlink:type="simple" xlink:show="embed" xlink:actuate="onLoad"/><draw:image xlink:href="./ObjectReplacements/Object 6" xlink:type="simple" xlink:show="embed" xlink:actuate="onLoad"/><svg:desc>formule</svg:desc></draw:frame>non premier), Disjonction de cas (<draw:frame draw:style-name="fr1" draw:name="Objet9" text:anchor-type="as-char" svg:width="2.988cm" svg:height="0.527cm" draw:z-index="5"><draw:object xlink:href="./Object 9" xlink:type="simple" xlink:show="embed" xlink:actuate="onLoad"/><draw:image xlink:href="./ObjectReplacements/Object 9" xlink:type="simple" xlink:show="embed" xlink:actuate="onLoad"/><svg:desc>formule</svg:desc></draw:frame>, triplet pythagoricien et multiple de 5), Équivalence (M tq ABM rectangle forme cercle, coordonnées du proj ortho sur un plan, <draw:frame draw:style-name="fr1" draw:name="Objet11" text:anchor-type="as-char" svg:width="3.013cm" svg:height="0.504cm" draw:z-index="6"><draw:object xlink:href="./Object 11" xlink:type="simple" xlink:show="embed" xlink:actuate="onLoad"/><draw:image xlink:href="./ObjectReplacements/Object 11" xlink:type="simple" xlink:show="embed" xlink:actuate="onLoad"/></draw:frame>), Double implication (pgcd euclide, <draw:frame draw:style-name="fr1" draw:name="Objet5" text:anchor-type="as-char" svg:width="3.791cm" svg:height="0.467cm" draw:z-index="7"><draw:object xlink:href="./Object 5" xlink:type="simple" xlink:show="embed" xlink:actuate="onLoad"/><draw:image xlink:href="./ObjectReplacements/Object 5" xlink:type="simple" xlink:show="embed" xlink:actuate="onLoad"/></draw:frame>), Contraposée (n² pair =&gt; n pair, <draw:frame draw:style-name="fr1" draw:name="Objet10" text:anchor-type="as-char" svg:width="1.104cm" svg:height="0.527cm" draw:z-index="10"><draw:object xlink:href="./Object 10" xlink:type="simple" xlink:show="embed" xlink:actuate="onLoad"/><draw:image xlink:href="./ObjectReplacements/Object 10" xlink:type="simple" xlink:show="embed" xlink:actuate="onLoad"/></draw:frame>premier =&gt; n premier, si f'(x)&gt;0 alors f strictement croissante), Absurde (<draw:frame draw:style-name="fr1" draw:name="Objet8" text:anchor-type="as-char" svg:width="0.684cm" svg:height="0.504cm" draw:z-index="11"><draw:object xlink:href="./Object 8" xlink:type="simple" xlink:show="embed" xlink:actuate="onLoad"/><draw:image xlink:href="./ObjectReplacements/Object 8" xlink:type="simple" xlink:show="embed" xlink:actuate="onLoad"/></draw:frame>de deux façons, infinité des nombres premiers), Récurrence (bernoulli, petit Fermat), Analyse synthèse (<draw:frame draw:style-name="fr1" draw:name="Objet7" text:anchor-type="as-char" svg:width="1.873cm" svg:height="0.504cm" draw:z-index="8"><draw:object xlink:href="./Object 7" xlink:type="simple" xlink:show="embed" xlink:actuate="onLoad"/><draw:image xlink:href="./ObjectReplacements/Object 7" xlink:type="simple" xlink:show="embed" xlink:actuate="onLoad"/></draw:frame>, éq° diophantienne, f=paire+impaire)</text:p>
      <text:p text:style-name="P2"/>
      <text:p text:style-name="P1"><text:tab/>43. Exemples d'approches historiques de notions mathématiques enseignées au collège et au lycée</text:p>
      <text:p text:style-name="P1">Numération (égyptienne + histoire, apparition 0), Multiplication (jalousie, égyptienne), Nombres premiers (Crible d'Eratosthène), PGCD (Euclide), Proba (Méré avec dés et partie inachevée), Logarithmes (Briggs), Graphes (Euler), Nombres complexes (italiens 16e, résolution d'une équation), Matrices (Fangsheng et systèmes d'équations)</text:p>
      <text:p text:style-name="P2"/>
      <text:p text:style-name="P1"><text:tab/>44. Applications mathématiques à d'autres disciplines</text:p>
      <text:p text:style-name="P1">Matières scolaires, corde à 13 noeuds, Thalès, P<text:span text:style-name="T2">PCM</text:span> astro 88 224, Économie (intérêt, expo), Packaging (aire cylindre min pour vol fixé), Aviation (H-A, surréservation), Astro (distances des planètes), datation, crypto, pagerank</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cm" fo:margin-bottom="0.6cm" fo:margin-left="0.6cm" fo:margin-right="0.6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2DT17H1M29S</meta:editing-duration>
    <meta:editing-cycles>112</meta:editing-cycles>
    <meta:generator>LibreOffice/24.8.4.2$Windows_X86_64 LibreOffice_project/bb3cfa12c7b1bf994ecc5649a80400d06cd71002</meta:generator>
    <dc:date>2024-12-24T12:29:38.663000000</dc:date>
    <meta:document-statistic meta:table-count="0" meta:image-count="0" meta:object-count="12" meta:page-count="4" meta:paragraph-count="111" meta:word-count="2039" meta:character-count="14702" meta:non-whitespace-character-count="12721"/>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ℕ</mo>
    </mrow>
    <annotation encoding="StarMath 5.0">setN</annotation>
  </semantics>
</math>
</file>

<file path=Object 10/content.xml><?xml version="1.0" encoding="utf-8"?>
<math xmlns="http://www.w3.org/1998/Math/MathML">
  <semantics>
    <mrow>
      <mrow>
        <msup>
          <mn>2</mn>
          <mi>n</mi>
        </msup>
        <mo stretchy="false">−</mo>
        <mn>1</mn>
      </mrow>
    </mrow>
    <annotation encoding="StarMath 5.0">2^n-1</annotation>
  </semantics>
</math>
</file>

<file path=Object 11/content.xml><?xml version="1.0" encoding="utf-8"?>
<math xmlns="http://www.w3.org/1998/Math/MathML">
  <semantics>
    <mrow>
      <mrow>
        <msqrt>
          <mrow>
            <mrow>
              <mi>x</mi>
              <mo stretchy="false">+</mo>
              <mi>y</mi>
            </mrow>
          </mrow>
        </msqrt>
        <mo stretchy="false">⩽</mo>
        <mrow>
          <msqrt>
            <mi>x</mi>
          </msqrt>
          <mo stretchy="false">+</mo>
          <msqrt>
            <mi>y</mi>
          </msqrt>
        </mrow>
      </mrow>
    </mrow>
    <annotation encoding="StarMath 5.0">sqrt {x+y} leslant sqrt x + sqrt y</annotation>
  </semantics>
</math>
</file>

<file path=Object 12/content.xml><?xml version="1.0" encoding="utf-8"?>
<math xmlns="http://www.w3.org/1998/Math/MathML">
  <semantics>
    <mrow>
      <msup>
        <mrow>
          <mo stretchy="false">(</mo>
          <mrow>
            <mrow>
              <mi>a</mi>
              <mo stretchy="false">+</mo>
              <mi>b</mi>
            </mrow>
          </mrow>
          <mo stretchy="false">)</mo>
        </mrow>
        <mi>n</mi>
      </msup>
    </mrow>
    <annotation encoding="StarMath 5.0">(a+b)^n</annotation>
  </semantics>
</math>
</file>

<file path=Object 2/content.xml><?xml version="1.0" encoding="utf-8"?>
<math xmlns="http://www.w3.org/1998/Math/MathML">
  <semantics>
    <mrow>
      <mo stretchy="false">ℤ</mo>
    </mrow>
    <annotation encoding="StarMath 5.0">setZ</annotation>
  </semantics>
</math>
</file>

<file path=Object 3/content.xml><?xml version="1.0" encoding="utf-8"?>
<math xmlns="http://www.w3.org/1998/Math/MathML">
  <semantics>
    <mrow>
      <mo stretchy="false">ℤ</mo>
    </mrow>
    <annotation encoding="StarMath 5.0">setZ</annotation>
  </semantics>
</math>
</file>

<file path=Object 4/content.xml><?xml version="1.0" encoding="utf-8"?>
<math xmlns="http://www.w3.org/1998/Math/MathML">
  <semantics>
    <mrow>
      <mover accent="true">
        <mi mathvariant="italic">MA</mi>
        <mo stretchy="false">⃗</mo>
      </mover>
      <mn>.</mn>
      <mrow>
        <mover accent="true">
          <mi mathvariant="italic">MB</mi>
          <mo stretchy="false">⃗</mo>
        </mover>
        <mo stretchy="false">=</mo>
        <mi>a</mi>
      </mrow>
    </mrow>
    <annotation encoding="StarMath 5.0">widevec MA . widevec MB = a</annotation>
  </semantics>
</math>
</file>

<file path=Object 5/content.xml><?xml version="1.0" encoding="utf-8"?>
<math xmlns="http://www.w3.org/1998/Math/MathML">
  <semantics>
    <mrow>
      <mrow>
        <mrow>
          <mi>A</mi>
          <mo stretchy="false">∪</mo>
          <mi>B</mi>
        </mrow>
        <mo stretchy="false">=</mo>
        <mrow>
          <mi>A</mi>
          <mo stretchy="false">∩</mo>
          <mi>B</mi>
        </mrow>
      </mrow>
      <mo stretchy="false">⇒</mo>
      <mrow>
        <mi>A</mi>
        <mo stretchy="false">=</mo>
        <mi>B</mi>
      </mrow>
    </mrow>
    <annotation encoding="StarMath 5.0">A union B = A intersection B drarrow A=B</annotation>
  </semantics>
</math>
</file>

<file path=Object 6/content.xml><?xml version="1.0" encoding="utf-8"?>
<math xmlns="http://www.w3.org/1998/Math/MathML">
  <semantics>
    <mrow>
      <mrow>
        <mrow>
          <msup>
            <mi>n</mi>
            <mn>2</mn>
          </msup>
          <mo stretchy="false">−</mo>
          <mi>n</mi>
        </mrow>
        <mo stretchy="false">+</mo>
        <mn>41</mn>
      </mrow>
    </mrow>
    <annotation encoding="StarMath 5.0">n^2-n+41</annotation>
  </semantics>
</math>
</file>

<file path=Object 7/content.xml><?xml version="1.0" encoding="utf-8"?>
<math xmlns="http://www.w3.org/1998/Math/MathML">
  <semantics>
    <mrow>
      <mrow>
        <msqrt>
          <mrow>
            <mrow>
              <mi>x</mi>
              <mo stretchy="false">+</mo>
              <mn>2</mn>
            </mrow>
          </mrow>
        </msqrt>
        <mo stretchy="false">=</mo>
        <mi>x</mi>
      </mrow>
    </mrow>
    <annotation encoding="StarMath 5.0">sqrt {x+2} = x</annotation>
  </semantics>
</math>
</file>

<file path=Object 8/content.xml><?xml version="1.0" encoding="utf-8"?>
<math xmlns="http://www.w3.org/1998/Math/MathML">
  <semantics>
    <mrow>
      <msqrt>
        <mn>2</mn>
      </msqrt>
    </mrow>
    <annotation encoding="StarMath 5.0">sqrt 2</annotation>
  </semantics>
</math>
</file>

<file path=Object 9/content.xml><?xml version="1.0" encoding="utf-8"?>
<math xmlns="http://www.w3.org/1998/Math/MathML">
  <semantics>
    <mrow>
      <mrow>
        <mi mathvariant="italic">x²</mi>
        <mo stretchy="false">+</mo>
        <mn>3</mn>
      </mrow>
      <mrow>
        <mi>x</mi>
        <mo stretchy="false">=</mo>
        <mn>4</mn>
      </mrow>
      <mrow>
        <msup>
          <mi>x</mi>
          <mn>2</mn>
        </msup>
        <mo stretchy="false">−</mo>
        <mn>7</mn>
      </mrow>
    </mrow>
    <annotation encoding="StarMath 5.0">x²+3 x=4 x^2-7</annotation>
  </semantics>
</math>
</file>